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e742ac5f-7fff-469b-103e-c44dc60e3c70"/>COMP23111</text:p>
      <text:p text:style-name="P3">Academic year: 2018-19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Exercise number: EX05</text:p>
      <text:p text:style-name="P4">Name: Wenchang Liu</text:p>
      <text:p text:style-name="P4">ID: 10406141</text:p>
      <text:section text:style-name="Sect1" text:name="Section1" text:protected="true">
        <text:section-source xlink:href="../EX05-10406141.log"/>
        <text:p text:style-name="Preformatted_20_Text"><text:soft-page-break/>SQL&gt; -- sends everything to &lt;EX05-10406141.log&gt;</text:p>
        <text:p text:style-name="Preformatted_20_Text">SQL&gt; set lin 120</text:p>
        <text:p text:style-name="Preformatted_20_Text">SQL&gt; col title for A20</text:p>
        <text:p text:style-name="Preformatted_20_Text">SQL&gt; col createdBy for A20</text:p>
        <text:p text:style-name="Preformatted_20_Text">SQL&gt; col is_distributed_as for A20</text:p>
        <text:p text:style-name="Preformatted_20_Text">SQL&gt; col albumTitle for A20</text:p>
        <text:p text:style-name="Preformatted_20_Text">SQL&gt; col songTitle for A20</text:p>
        <text:p text:style-name="Preformatted_20_Text">SQL&gt; </text:p>
        <text:p text:style-name="Preformatted_20_Text">SQL&gt; -- [body]</text:p>
        <text:p text:style-name="Preformatted_20_Text">SQL&gt; </text:p>
        <text:p text:style-name="Preformatted_20_Text">SQL&gt; --(1)</text:p>
        <text:p text:style-name="Preformatted_20_Text">SQL&gt; select * from contractinfo;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Goldfrat <text:s text:c="32"/>10-OCT-10 09-OCT-14 <text:s text:c="9"/>0 <text:s text:c="48"/></text:p>
        <text:p text:style-name="Preformatted_20_Text">Simon Palm <text:s text:c="30"/>20-AUG-05 19-AUG-07 <text:s text:c="9"/>0 <text:s text:c="48"/></text:p>
        <text:p text:style-name="Preformatted_20_Text">Simon Palm <text:s text:c="30"/>20-SEP-12 19-AUG-14 <text:s text:c="9"/>0 <text:s text:c="48"/></text:p>
        <text:p text:style-name="Preformatted_20_Text">Flut <text:s text:c="36"/>10-AUG-09 09-SEP-14 <text:s text:c="9"/>0 <text:s text:c="48"/></text:p>
        <text:p text:style-name="Preformatted_20_Text">John Cliff <text:s text:c="30"/>10-MAR-06 10-APR-12 <text:s text:c="9"/>0 <text:s text:c="48"/></text:p>
        <text:p text:style-name="Preformatted_20_Text">Jay Blancard <text:s text:c="28"/>01-JAN-04 20-JUN-14 <text:s text:c="9"/>0 <text:s text:c="48"/></text:p>
        <text:p text:style-name="Preformatted_20_Text">Palmer John <text:s text:c="29"/>12-FEB-06 01-JUN-08 <text:s text:c="9"/>0 <text:s text:c="48"/></text:p>
        <text:p text:style-name="Preformatted_20_Text">Zero7 <text:s text:c="35"/>31-DEC-11 26-FEB-16 <text:s text:c="9"/>0 <text:s text:c="48"/></text:p>
        <text:p text:style-name="Preformatted_20_Text">JZ <text:s text:c="38"/>24-MAR-05 30-DEC-07 <text:s text:c="9"/>0 <text:s text:c="48"/></text:p>
        <text:p text:style-name="Preformatted_20_Text">Scandal <text:s text:c="33"/>22-OCT-12 19-NOV-16 <text:s text:c="9"/>0 <text:s text:c="48"/></text:p>
        <text:p text:style-name="Preformatted_20_Text">JK Rowl <text:s text:c="33"/>19-APR-03 06-JAN-09 <text:s text:c="9"/>0 <text:s text:c="48"/>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PJ Blox <text:s text:c="33"/>21-JUN-08 16-JUL-13 <text:s text:c="9"/>0 <text:s text:c="48"/></text:p>
        <text:p text:style-name="Preformatted_20_Text"/>
        <text:p text:style-name="Preformatted_20_Text">12 rows selected.</text:p>
        <text:p text:style-name="Preformatted_20_Text"/>
        <text:p text:style-name="Preformatted_20_Text">SQL&gt; create or replace trigger setDuration</text:p>
        <text:p text:style-name="Preformatted_20_Text"><text:s text:c="2"/>2 <text:s/>before insert or update on contractinfo</text:p>
        <text:p text:style-name="Preformatted_20_Text"><text:s text:c="2"/>3 <text:s/>for each row</text:p>
        <text:p text:style-name="Preformatted_20_Text"><text:s text:c="2"/>4 <text:s/>begin</text:p>
        <text:p text:style-name="Preformatted_20_Text"><text:s text:c="2"/>5 <text:s/><text:tab/> :new.duration := :new.date_to - :new.date_from;</text:p>
        <text:p text:style-name="Preformatted_20_Text"><text:s text:c="2"/>6 <text:s/>end;</text:p>
        <text:p text:style-name="Preformatted_20_Text"><text:s text:c="2"/>7 <text:s/>/</text:p>
        <text:p text:style-name="Preformatted_20_Text"/>
        <text:p text:style-name="Preformatted_20_Text">Trigger created.</text:p>
        <text:p text:style-name="Preformatted_20_Text"/>
        <text:p text:style-name="Preformatted_20_Text">SQL&gt; insert into contractinfo(hascontract, date_from, date_to, duration)</text:p>
        <text:p text:style-name="Preformatted_20_Text"><text:s text:c="2"/>2 <text:s/>values('JZ', '21-JUN-13', '16-JUL-14', null);</text:p>
        <text:p text:style-name="Preformatted_20_Text"/>
        <text:p text:style-name="Preformatted_20_Text">1 row created.</text:p>
        <text:p text:style-name="Preformatted_20_Text"/>
        <text:p text:style-name="Preformatted_20_Text">SQL&gt; select * from contractinfo;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Goldfrat <text:s text:c="32"/>10-OCT-10 09-OCT-14 <text:s text:c="9"/>0 <text:s text:c="48"/></text:p>
        <text:p text:style-name="Preformatted_20_Text">Simon Palm <text:s text:c="30"/>20-AUG-05 19-AUG-07 <text:s text:c="9"/>0 <text:s text:c="48"/></text:p>
        <text:p text:style-name="Preformatted_20_Text">Simon Palm <text:s text:c="30"/>20-SEP-12 19-AUG-14 <text:s text:c="9"/>0 <text:s text:c="48"/></text:p>
        <text:p text:style-name="Preformatted_20_Text">Flut <text:s text:c="36"/>10-AUG-09 09-SEP-14 <text:s text:c="9"/>0 <text:s text:c="48"/></text:p>
        <text:p text:style-name="Preformatted_20_Text">John Cliff <text:s text:c="30"/>10-MAR-06 10-APR-12 <text:s text:c="9"/>0 <text:s text:c="48"/></text:p>
        <text:p text:style-name="Preformatted_20_Text">Jay Blancard <text:s text:c="28"/>01-JAN-04 20-JUN-14 <text:s text:c="9"/>0 <text:s text:c="48"/></text:p>
        <text:p text:style-name="Preformatted_20_Text">Palmer John <text:s text:c="29"/>12-FEB-06 01-JUN-08 <text:s text:c="9"/>0 <text:s text:c="48"/></text:p>
        <text:p text:style-name="Preformatted_20_Text">Zero7 <text:s text:c="35"/>31-DEC-11 26-FEB-16 <text:s text:c="9"/>0 <text:s text:c="48"/></text:p>
        <text:p text:style-name="Preformatted_20_Text">JZ <text:s text:c="38"/>24-MAR-05 30-DEC-07 <text:s text:c="9"/>0 <text:s text:c="48"/></text:p>
        <text:p text:style-name="Preformatted_20_Text">Scandal <text:s text:c="33"/>22-OCT-12 19-NOV-16 <text:s text:c="9"/>0 <text:s text:c="48"/></text:p>
        <text:p text:style-name="Preformatted_20_Text">JK Rowl <text:s text:c="33"/>19-APR-03 06-JAN-09 <text:s text:c="9"/>0 <text:s text:c="48"/></text:p>
        <text:p text:style-name="Preformatted_20_Text"/>
        <text:p text:style-name="Preformatted_20_Text"><text:soft-page-break/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PJ Blox <text:s text:c="33"/>21-JUN-08 16-JUL-13 <text:s text:c="9"/>0 <text:s text:c="48"/></text:p>
        <text:p text:style-name="Preformatted_20_Text">JZ <text:s text:c="38"/>21-JUN-13 16-JUL-14 <text:s text:c="7"/>390 <text:s text:c="48"/></text:p>
        <text:p text:style-name="Preformatted_20_Text"/>
        <text:p text:style-name="Preformatted_20_Text">13 rows selected.</text:p>
        <text:p text:style-name="Preformatted_20_Text"/>
        <text:p text:style-name="Preformatted_20_Text">SQL&gt; update contractinfo</text:p>
        <text:p text:style-name="Preformatted_20_Text"><text:s text:c="2"/>2 <text:s/>set date_to = '16-JUL-15'</text:p>
        <text:p text:style-name="Preformatted_20_Text"><text:s text:c="2"/>3 <text:s/>where date_from = '21-JUN-13';</text:p>
        <text:p text:style-name="Preformatted_20_Text"/>
        <text:p text:style-name="Preformatted_20_Text">1 row updated.</text:p>
        <text:p text:style-name="Preformatted_20_Text"/>
        <text:p text:style-name="Preformatted_20_Text">SQL&gt; select * from contractinfo;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Goldfrat <text:s text:c="32"/>10-OCT-10 09-OCT-14 <text:s text:c="9"/>0 <text:s text:c="48"/></text:p>
        <text:p text:style-name="Preformatted_20_Text">Simon Palm <text:s text:c="30"/>20-AUG-05 19-AUG-07 <text:s text:c="9"/>0 <text:s text:c="48"/></text:p>
        <text:p text:style-name="Preformatted_20_Text">Simon Palm <text:s text:c="30"/>20-SEP-12 19-AUG-14 <text:s text:c="9"/>0 <text:s text:c="48"/></text:p>
        <text:p text:style-name="Preformatted_20_Text">Flut <text:s text:c="36"/>10-AUG-09 09-SEP-14 <text:s text:c="9"/>0 <text:s text:c="48"/></text:p>
        <text:p text:style-name="Preformatted_20_Text">John Cliff <text:s text:c="30"/>10-MAR-06 10-APR-12 <text:s text:c="9"/>0 <text:s text:c="48"/></text:p>
        <text:p text:style-name="Preformatted_20_Text">Jay Blancard <text:s text:c="28"/>01-JAN-04 20-JUN-14 <text:s text:c="9"/>0 <text:s text:c="48"/></text:p>
        <text:p text:style-name="Preformatted_20_Text">Palmer John <text:s text:c="29"/>12-FEB-06 01-JUN-08 <text:s text:c="9"/>0 <text:s text:c="48"/></text:p>
        <text:p text:style-name="Preformatted_20_Text">Zero7 <text:s text:c="35"/>31-DEC-11 26-FEB-16 <text:s text:c="9"/>0 <text:s text:c="48"/></text:p>
        <text:p text:style-name="Preformatted_20_Text">JZ <text:s text:c="38"/>24-MAR-05 30-DEC-07 <text:s text:c="9"/>0 <text:s text:c="48"/></text:p>
        <text:p text:style-name="Preformatted_20_Text">Scandal <text:s text:c="33"/>22-OCT-12 19-NOV-16 <text:s text:c="9"/>0 <text:s text:c="48"/></text:p>
        <text:p text:style-name="Preformatted_20_Text">JK Rowl <text:s text:c="33"/>19-APR-03 06-JAN-09 <text:s text:c="9"/>0 <text:s text:c="48"/>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PJ Blox <text:s text:c="33"/>21-JUN-08 16-JUL-13 <text:s text:c="9"/>0 <text:s text:c="48"/></text:p>
        <text:p text:style-name="Preformatted_20_Text">JZ <text:s text:c="38"/>21-JUN-13 16-JUL-15 <text:s text:c="7"/>755 <text:s text:c="48"/></text:p>
        <text:p text:style-name="Preformatted_20_Text"/>
        <text:p text:style-name="Preformatted_20_Text">13 rows selected.</text:p>
        <text:p text:style-name="Preformatted_20_Text"/>
        <text:p text:style-name="Preformatted_20_Text">SQL&gt; </text:p>
        <text:p text:style-name="Preformatted_20_Text">SQL&gt; --(2)</text:p>
        <text:p text:style-name="Preformatted_20_Text">SQL&gt; create or replace procedure checkTemporal</text:p>
        <text:p text:style-name="Preformatted_20_Text"><text:s text:c="2"/>2 <text:s/>(name in contractinfo.hascontract%type, dateFrom in date, dateTo in date)</text:p>
        <text:p text:style-name="Preformatted_20_Text"><text:s text:c="2"/>3 <text:s/>is</text:p>
        <text:p text:style-name="Preformatted_20_Text"><text:s text:c="2"/>4 <text:s/><text:tab/> cnt number;</text:p>
        <text:p text:style-name="Preformatted_20_Text"><text:s text:c="2"/>5 <text:s/>begin</text:p>
        <text:p text:style-name="Preformatted_20_Text"><text:s text:c="2"/>6 <text:s/><text:tab/> if dateFrom &gt; dateTo then</text:p>
        <text:p text:style-name="Preformatted_20_Text"><text:s text:c="2"/>7 <text:s/><text:tab/> <text:s text:c="4"/>raise_application_error(-20001, 'date_from should be earlier than date_to');</text:p>
        <text:p text:style-name="Preformatted_20_Text"><text:s text:c="2"/>8 <text:s/><text:tab/> end if;</text:p>
        <text:p text:style-name="Preformatted_20_Text"><text:s text:c="2"/>9 <text:s/><text:tab/> select count(hascontract) into cnt from</text:p>
        <text:p text:style-name="Preformatted_20_Text"><text:s/>10 <text:s/><text:tab/> <text:s text:c="4"/>(select * from contractinfo where hascontract = name</text:p>
        <text:p text:style-name="Preformatted_20_Text"><text:s/>11 <text:s/><text:tab/> <text:s text:c="4"/>and ((dateFrom between date_from and date_to)</text:p>
        <text:p text:style-name="Preformatted_20_Text"><text:s/>12 <text:s/><text:tab/> <text:s/>or (dateTo between date_from and date_to)));</text:p>
        <text:p text:style-name="Preformatted_20_Text"><text:s/>13 <text:s/><text:tab/> <text:s text:c="4"/>if cnt &gt; 0 then</text:p>
        <text:p text:style-name="Preformatted_20_Text"><text:s/>14 <text:s/><text:tab/><text:tab/> <text:s text:c="4"/>raise_application_error(-20002, 'conflict with prior contracts');</text:p>
        <text:p text:style-name="Preformatted_20_Text"><text:s/>15 <text:s/><text:tab/> <text:s text:c="4"/>end if;</text:p>
        <text:p text:style-name="Preformatted_20_Text"><text:s/>16 <text:s/>end;</text:p>
        <text:p text:style-name="Preformatted_20_Text"><text:s/>17 <text:s/>/</text:p>
        <text:p text:style-name="Preformatted_20_Text"/>
        <text:p text:style-name="Preformatted_20_Text">Procedure created.</text:p>
        <text:p text:style-name="Preformatted_20_Text"/>
        <text:p text:style-name="Preformatted_20_Text">SQL&gt; -- dateTo prior to dateFrom</text:p>
        <text:p text:style-name="Preformatted_20_Text">SQL&gt; execute checkTemporal('JZ', '11-OCT-16', '20-OCT-14');</text:p>
        <text:p text:style-name="Preformatted_20_Text">BEGIN checkTemporal('JZ', '11-OCT-16', '20-OCT-14'); END;</text:p>
        <text:p text:style-name="Preformatted_20_Text"/>
        <text:p text:style-name="Preformatted_20_Text"><text:soft-page-break/>*</text:p>
        <text:p text:style-name="Preformatted_20_Text">ERROR at line 1:</text:p>
        <text:p text:style-name="Preformatted_20_Text">ORA-20001: date_from should be earlier than date_to </text:p>
        <text:p text:style-name="Preformatted_20_Text">ORA-06512: at "P87934WL.CHECKTEMPORAL", line 7 </text:p>
        <text:p text:style-name="Preformatted_20_Text">ORA-06512: at line 1 </text:p>
        <text:p text:style-name="Preformatted_20_Text"/>
        <text:p text:style-name="Preformatted_20_Text"/>
        <text:p text:style-name="Preformatted_20_Text">SQL&gt; -- new contract's valid date lies between old one's valid date</text:p>
        <text:p text:style-name="Preformatted_20_Text">SQL&gt; execute checkTemporal('JZ', '1-JAN-05', '13-OCT-06');</text:p>
        <text:p text:style-name="Preformatted_20_Text">BEGIN checkTemporal('JZ', '1-JAN-05', '13-OCT-06'); END;</text:p>
        <text:p text:style-name="Preformatted_20_Text"/>
        <text:p text:style-name="Preformatted_20_Text">*</text:p>
        <text:p text:style-name="Preformatted_20_Text">ERROR at line 1:</text:p>
        <text:p text:style-name="Preformatted_20_Text">ORA-20002: conflict with prior contracts </text:p>
        <text:p text:style-name="Preformatted_20_Text">ORA-06512: at "P87934WL.CHECKTEMPORAL", line 14 </text:p>
        <text:p text:style-name="Preformatted_20_Text">ORA-06512: at line 1 </text:p>
        <text:p text:style-name="Preformatted_20_Text"/>
        <text:p text:style-name="Preformatted_20_Text"/>
        <text:p text:style-name="Preformatted_20_Text">SQL&gt; -- working just fine</text:p>
        <text:p text:style-name="Preformatted_20_Text">SQL&gt; execute checkTemporal('JZ', '13-OCT-18', '10-OCT-20');</text:p>
        <text:p text:style-name="Preformatted_20_Text"/>
        <text:p text:style-name="Preformatted_20_Text">PL/SQL procedure successfully completed.</text:p>
        <text:p text:style-name="Preformatted_20_Text"/>
        <text:p text:style-name="Preformatted_20_Text">SQL&gt; </text:p>
        <text:p text:style-name="Preformatted_20_Text">SQL&gt; --(3)</text:p>
        <text:p text:style-name="Preformatted_20_Text">SQL&gt; create or replace view AlbumDistribution</text:p>
        <text:p text:style-name="Preformatted_20_Text"><text:s text:c="2"/>2 <text:s/>(</text:p>
        <text:p text:style-name="Preformatted_20_Text"><text:s text:c="2"/>3 <text:s/><text:tab/> album,</text:p>
        <text:p text:style-name="Preformatted_20_Text"><text:s text:c="2"/>4 <text:s/><text:tab/> title,</text:p>
        <text:p text:style-name="Preformatted_20_Text"><text:s text:c="2"/>5 <text:s/><text:tab/> createdby,</text:p>
        <text:p text:style-name="Preformatted_20_Text"><text:s text:c="2"/>6 <text:s/><text:tab/> is_distributed_as</text:p>
        <text:p text:style-name="Preformatted_20_Text"><text:s text:c="2"/>7 <text:s/>)</text:p>
        <text:p text:style-name="Preformatted_20_Text"><text:s text:c="2"/>8 <text:s/>as(</text:p>
        <text:p text:style-name="Preformatted_20_Text"><text:s text:c="2"/>9 <text:s/><text:tab/> select album_id, title, createdBy,</text:p>
        <text:p text:style-name="Preformatted_20_Text"><text:s/>10 <text:s/><text:tab/> <text:s text:c="4"/>case</text:p>
        <text:p text:style-name="Preformatted_20_Text"><text:s/>11 <text:s/><text:tab/> <text:s text:c="4"/>when album_id like'%t' then 't'</text:p>
        <text:p text:style-name="Preformatted_20_Text"><text:s/>12 <text:s/><text:tab/><text:tab/> when album_id like '%c' then 'c'</text:p>
        <text:p text:style-name="Preformatted_20_Text"><text:s/>13 <text:s/><text:tab/><text:tab/> when album_id like '%v' then 'v'</text:p>
        <text:p text:style-name="Preformatted_20_Text"><text:s/>14 <text:s/><text:tab/> <text:s text:c="4"/>end</text:p>
        <text:p text:style-name="Preformatted_20_Text"><text:s/>15 <text:s/><text:tab/> from (select * from album)</text:p>
        <text:p text:style-name="Preformatted_20_Text"><text:s/>16 <text:s/>);</text:p>
        <text:p text:style-name="Preformatted_20_Text"/>
        <text:p text:style-name="Preformatted_20_Text">View created.</text:p>
        <text:p text:style-name="Preformatted_20_Text"/>
        <text:p text:style-name="Preformatted_20_Text">SQL&gt; select * from AlbumDistribution;</text:p>
        <text:p text:style-name="Preformatted_20_Text"/>
        <text:p text:style-name="Preformatted_20_Text">ALBUM TITLE <text:s text:c="15"/>CREATEDBY <text:s text:c="11"/>IS_DISTRIBUTED_AS <text:s text:c="54"/></text:p>
        <text:p text:style-name="Preformatted_20_Text">----- -------------------- -------------------- -------------------- <text:s text:c="51"/></text:p>
        <text:p text:style-name="Preformatted_20_Text">1c <text:s text:c="3"/>20 People in a Field Goldfrat <text:s text:c="12"/>c <text:s text:c="70"/></text:p>
        <text:p text:style-name="Preformatted_20_Text">1v <text:s text:c="3"/>20 People in a Field Goldfrat <text:s text:c="12"/>v <text:s text:c="70"/></text:p>
        <text:p text:style-name="Preformatted_20_Text">1t <text:s text:c="3"/>20 People in a Field Goldfrat <text:s text:c="12"/>t <text:s text:c="70"/></text:p>
        <text:p text:style-name="Preformatted_20_Text">2c <text:s text:c="3"/>My Feet <text:s text:c="13"/>Flut <text:s text:c="16"/>c <text:s text:c="70"/></text:p>
        <text:p text:style-name="Preformatted_20_Text">2v <text:s text:c="3"/>My Feet <text:s text:c="13"/>Flut <text:s text:c="16"/>v <text:s text:c="70"/></text:p>
        <text:p text:style-name="Preformatted_20_Text">3c <text:s text:c="3"/>Debut <text:s text:c="15"/>Jay Blancard <text:s text:c="8"/>c <text:s text:c="70"/></text:p>
        <text:p text:style-name="Preformatted_20_Text"/>
        <text:p text:style-name="Preformatted_20_Text">6 rows selected.</text:p>
        <text:p text:style-name="Preformatted_20_Text"/>
        <text:p text:style-name="Preformatted_20_Text">SQL&gt; </text:p>
        <text:p text:style-name="Preformatted_20_Text">SQL&gt; --(4)</text:p>
        <text:p text:style-name="Preformatted_20_Text">SQL&gt; set serveroutput on;</text:p>
        <text:p text:style-name="Preformatted_20_Text">SQL&gt; create or replace procedure printSequence</text:p>
        <text:p text:style-name="Preformatted_20_Text"><text:s text:c="2"/>2 <text:s text:c="2"/>(albumType in varchar, albumTitle in album.title%type)</text:p>
        <text:p text:style-name="Preformatted_20_Text"><text:s text:c="2"/>3 <text:s/>is</text:p>
        <text:p text:style-name="Preformatted_20_Text"><text:s text:c="2"/>4 <text:s/>albumName album.title%type;</text:p>
        <text:p text:style-name="Preformatted_20_Text"><text:soft-page-break/><text:s text:c="2"/>5 <text:s/>fetchedAlbumTitle album.title%type;</text:p>
        <text:p text:style-name="Preformatted_20_Text"><text:s text:c="2"/>6 <text:s/>fetchedSongTitle finishedtrack.released_title%type;</text:p>
        <text:p text:style-name="Preformatted_20_Text"><text:s text:c="2"/>7 <text:s/>cursor cursor1(albumName in album.title%type) is</text:p>
        <text:p text:style-name="Preformatted_20_Text"><text:s text:c="2"/>8 <text:s/><text:tab/> <text:s text:c="4"/>select album.title as albumTitle,finishedtrack.released_title as songTitle</text:p>
        <text:p text:style-name="Preformatted_20_Text"><text:s text:c="2"/>9 <text:s/><text:tab/> <text:s text:c="4"/>from hastrack</text:p>
        <text:p text:style-name="Preformatted_20_Text"><text:s/>10 <text:s/><text:tab/> <text:s text:c="4"/>join finishedtrack on hastrack.originatesfrom = finishedtrack.originatesFrom</text:p>
        <text:p text:style-name="Preformatted_20_Text"><text:s/>11 <text:s/><text:tab/> <text:s text:c="4"/>join album on hastrack.album_id = album.album_id</text:p>
        <text:p text:style-name="Preformatted_20_Text"><text:s/>12 <text:s/><text:tab/> <text:s text:c="4"/>where album.title = albumName;</text:p>
        <text:p text:style-name="Preformatted_20_Text"><text:s/>13 <text:s/></text:p>
        <text:p text:style-name="Preformatted_20_Text"><text:s/>14 <text:s/>begin</text:p>
        <text:p text:style-name="Preformatted_20_Text"><text:s/>15 <text:s/>-- Get the title of the album</text:p>
        <text:p text:style-name="Preformatted_20_Text"><text:s/>16 <text:s/><text:tab/> <text:s text:c="4"/>select title into albumName from AlbumDistribution</text:p>
        <text:p text:style-name="Preformatted_20_Text"><text:s/>17 <text:s/><text:tab/> <text:s text:c="4"/>where is_distributed_as = albumType and title like '%'||albumTitle||'%';</text:p>
        <text:p text:style-name="Preformatted_20_Text"><text:s/>18 <text:s/><text:tab/> <text:s text:c="4"/>open cursor1(albumName);</text:p>
        <text:p text:style-name="Preformatted_20_Text"><text:s/>19 <text:s/><text:tab/> <text:s text:c="4"/>loop</text:p>
        <text:p text:style-name="Preformatted_20_Text"><text:s/>20 <text:s/><text:tab/><text:tab/> fetch cursor1 into fetchedAlbumTitle, fetchedSongTitle;</text:p>
        <text:p text:style-name="Preformatted_20_Text"><text:s/>21 <text:s/><text:tab/><text:tab/> exit when cursor1%NOTFOUND;</text:p>
        <text:p text:style-name="Preformatted_20_Text"><text:s/>22 <text:s/><text:tab/><text:tab/> dbms_output.put_line('sequence, ' || fetchedSongTitle || ' &gt; ' || fetchedAlbumTitle);</text:p>
        <text:p text:style-name="Preformatted_20_Text"><text:s/>23 <text:s/><text:tab/> <text:s text:c="4"/>end loop;</text:p>
        <text:p text:style-name="Preformatted_20_Text"><text:s/>24 <text:s/><text:tab/> <text:s text:c="4"/>close cursor1;</text:p>
        <text:p text:style-name="Preformatted_20_Text"><text:s/>25 <text:s/>end;</text:p>
        <text:p text:style-name="Preformatted_20_Text"><text:s/>26 <text:s/>/</text:p>
        <text:p text:style-name="Preformatted_20_Text"/>
        <text:p text:style-name="Preformatted_20_Text">Procedure created.</text:p>
        <text:p text:style-name="Preformatted_20_Text"/>
        <text:p text:style-name="Preformatted_20_Text">SQL&gt; </text:p>
        <text:p text:style-name="Preformatted_20_Text">SQL&gt; -- valid</text:p>
        <text:p text:style-name="Preformatted_20_Text">SQL&gt; select album.title as albumTitle, finishedtrack.released_title as songTitle</text:p>
        <text:p text:style-name="Preformatted_20_Text"><text:s text:c="2"/>2 <text:s/>from hastrack</text:p>
        <text:p text:style-name="Preformatted_20_Text"><text:s text:c="2"/>3 <text:s/>join finishedtrack on hastrack.originatesfrom = finishedtrack.originatesFrom</text:p>
        <text:p text:style-name="Preformatted_20_Text"><text:s text:c="2"/>4 <text:s/>join album on hastrack.album_id = album.album_id</text:p>
        <text:p text:style-name="Preformatted_20_Text"><text:s text:c="2"/>5 <text:s/>where album.title = 'Debut';</text:p>
        <text:p text:style-name="Preformatted_20_Text"/>
        <text:p text:style-name="Preformatted_20_Text">ALBUMTITLE <text:s text:c="10"/>SONGTITLE <text:s text:c="89"/></text:p>
        <text:p text:style-name="Preformatted_20_Text">-------------------- -------------------- <text:s text:c="78"/></text:p>
        <text:p text:style-name="Preformatted_20_Text">Debut <text:s text:c="15"/>Power <text:s text:c="93"/></text:p>
        <text:p text:style-name="Preformatted_20_Text">Debut <text:s text:c="15"/>What is your name? <text:s text:c="80"/></text:p>
        <text:p text:style-name="Preformatted_20_Text">Debut <text:s text:c="15"/>Mix <text:s text:c="95"/></text:p>
        <text:p text:style-name="Preformatted_20_Text">Debut <text:s text:c="15"/>Manic <text:s text:c="93"/></text:p>
        <text:p text:style-name="Preformatted_20_Text">Debut <text:s text:c="15"/>Streets <text:s text:c="91"/></text:p>
        <text:p text:style-name="Preformatted_20_Text">Debut <text:s text:c="15"/>Road <text:s text:c="94"/></text:p>
        <text:p text:style-name="Preformatted_20_Text">Debut <text:s text:c="15"/>Forest <text:s text:c="92"/></text:p>
        <text:p text:style-name="Preformatted_20_Text">Debut <text:s text:c="15"/>Deep <text:s text:c="94"/></text:p>
        <text:p text:style-name="Preformatted_20_Text">Debut <text:s text:c="15"/>Danger <text:s text:c="92"/></text:p>
        <text:p text:style-name="Preformatted_20_Text">Debut <text:s text:c="15"/>Danger Remix <text:s text:c="86"/></text:p>
        <text:p text:style-name="Preformatted_20_Text"/>
        <text:p text:style-name="Preformatted_20_Text">10 rows selected.</text:p>
        <text:p text:style-name="Preformatted_20_Text"/>
        <text:p text:style-name="Preformatted_20_Text">SQL&gt; execute show_sequence('c', 'eb');</text:p>
        <text:p text:style-name="Preformatted_20_Text">sequence, Power &gt; Debut <text:s text:c="96"/></text:p>
        <text:p text:style-name="Preformatted_20_Text">sequence, What is your name? &gt; Debut <text:s text:c="83"/></text:p>
        <text:p text:style-name="Preformatted_20_Text">sequence, Mix &gt; Debut <text:s text:c="98"/></text:p>
        <text:p text:style-name="Preformatted_20_Text">sequence, Manic &gt; Debut <text:s text:c="96"/></text:p>
        <text:p text:style-name="Preformatted_20_Text">sequence, Streets &gt; Debut <text:s text:c="94"/></text:p>
        <text:p text:style-name="Preformatted_20_Text">sequence, Road &gt; Debut <text:s text:c="97"/></text:p>
        <text:p text:style-name="Preformatted_20_Text">sequence, Forest &gt; Debut <text:s text:c="95"/></text:p>
        <text:p text:style-name="Preformatted_20_Text">sequence, Deep &gt; Debut <text:s text:c="97"/></text:p>
        <text:p text:style-name="Preformatted_20_Text">sequence, Danger &gt; Debut <text:s text:c="95"/></text:p>
        <text:p text:style-name="Preformatted_20_Text">sequence, Danger Remix &gt; Debut <text:s text:c="89"/></text:p>
        <text:p text:style-name="Preformatted_20_Text"><text:soft-page-break/></text:p>
        <text:p text:style-name="Preformatted_20_Text">PL/SQL procedure successfully completed.</text:p>
        <text:p text:style-name="Preformatted_20_Text"/>
        <text:p text:style-name="Preformatted_20_Text">SQL&gt; </text:p>
        <text:p text:style-name="Preformatted_20_Text">SQL&gt; </text:p>
        <text:p text:style-name="Preformatted_20_Text">SQL&gt; --invalid</text:p>
        <text:p text:style-name="Preformatted_20_Text">SQL&gt; execute show_sequence('c', 'invalidTest');</text:p>
        <text:p text:style-name="Preformatted_20_Text">BEGIN show_sequence('c', 'invalidTest'); END;</text:p>
        <text:p text:style-name="Preformatted_20_Text"/>
        <text:p text:style-name="Preformatted_20_Text">*</text:p>
        <text:p text:style-name="Preformatted_20_Text">ERROR at line 1:</text:p>
        <text:p text:style-name="Preformatted_20_Text">ORA-01403: no data found </text:p>
        <text:p text:style-name="Preformatted_20_Text">ORA-06512: at "P87934WL.SHOW_SEQUENCE", line 17 </text:p>
        <text:p text:style-name="Preformatted_20_Text">ORA-06512: at line 1 </text:p>
        <text:p text:style-name="Preformatted_20_Text"/>
        <text:p text:style-name="Preformatted_20_Text"/>
        <text:p text:style-name="Preformatted_20_Text">SQL&gt; </text:p>
        <text:p text:style-name="Preformatted_20_Text">SQL&gt; -- [close]</text:p>
        <text:p text:style-name="Preformatted_20_Text">SQL&gt; SPOOL OFF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1:51:06.495599902</meta:creation-date>
    <dc:date>2018-12-14T01:08:03.323897671</dc:date>
    <meta:editing-duration>PT5M33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6" meta:paragraph-count="231" meta:word-count="953" meta:character-count="14155" meta:non-whitespace-character-count="5929"/>
  </office:meta>
</office:document-meta>
</file>